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office:value-type="string" calcext:value-type="string">
            <text:p>Аймаг, дүүрэг</text:p>
          </table:table-cell>
          <table:table-cell table:style-name="ce1" office:value-type="string" calcext:value-type="string">
            <text:p>Мандат</text:p>
          </table:table-cell>
          <table:table-cell table:style-name="ce1" office:value-type="string" calcext:value-type="string">
            <text:p>Ялагч</text:p>
          </table:table-cell>
          <table:table-cell table:style-name="ce1" office:value-type="string" calcext:value-type="string">
            <text:p>Нам, эвсэл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АРХАНГАЙ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.Тэмүүлэ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Ё.Баатарбилэ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Ж.Мөнхбат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БАЯН-ӨЛГИ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олт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А.Баделх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А.Тлейх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БАЯНХОНГО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Г.Занданш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Олимпийн аварга Н.Түвшинбаяр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Элдэв-Очир</text:p>
          </table:table-cell>
          <table:table-cell office:value-type="string" calcext:value-type="string">
            <text:p> 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БУЛГАН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Ж.Бат-Эрдэнэ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ГОВЬ-АЛТАЙ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аднаасэд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ГОВЬСҮМБЭР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Мөнхцэцэ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ДОРНОГОВЬ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Б.Дэлгэрсайх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ДОРНОД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Х.Болорчулуу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Н.Номтойбая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ДУНДГОВЬ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УИХ-ын гишүүн Б.Наранхүү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 table:number-columns-spanned="1" table:number-rows-spanned="2">
            <text:p>ЗАВХАН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УИХ-ын гишүүн сайд асан Я.Санжмятав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5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Санхүүгийн зохицуулах хорооны дарга асан З.Нарантуяа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ӨВӨРХАНГАЙ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Я.Сод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Н.Тогтохсүрэ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С.Чинзори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ӨМНӨГОВЬ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Амарзаяа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Л.Энхболд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СҮХБААТАР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Ч.Ула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СЭЛЭНГЭ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Н.Оюундарь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Ж.Эрдэнэбат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27" calcext:value-type="float">
            <text:p>27</text:p>
          </table:table-cell>
          <table:table-cell office:value-type="string" calcext:value-type="string">
            <text:p>УИХ-ын гишүүн Д.Эрдэнэбат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ТӨ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М.Энхболд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string" calcext:value-type="string">
            <text:p>Д.Сүхбат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string" calcext:value-type="string">
            <text:p>Н.Энхболд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 table:number-columns-spanned="1" table:number-rows-spanned="3">
            <text:p>УВС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Тэсо компанийн захирал</text:p>
            <text:p>О.Цогтгэрэл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Цэрэнбат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33" calcext:value-type="float">
            <text:p>33</text:p>
          </table:table-cell>
          <table:table-cell office:value-type="string" calcext:value-type="string">
            <text:p>Ч.Хүрэл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 table:number-columns-spanned="1" table:number-rows-spanned="3">
            <text:p>ХОВД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ГИХАЭГ-ын дарга асан Д.Пүрэвдорж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string" calcext:value-type="string">
            <text:p>С.Бямбацогт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5">
          <table:covered-table-cell/>
          <table:table-cell office:value-type="float" office:value="36" calcext:value-type="float">
            <text:p>36</text:p>
          </table:table-cell>
          <table:table-cell office:value-type="string" calcext:value-type="string">
            <text:p>Аймгийн гаалийн газрын дарга асан Ш.Адьшаа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ХӨВСГӨЛ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Мөнх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string" calcext:value-type="string">
            <text:p>Ц.Даваасүрэ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39" calcext:value-type="float">
            <text:p>39</text:p>
          </table:table-cell>
          <table:table-cell office:value-type="string" calcext:value-type="string">
            <text:p>Л.Энх-Амгал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ХЭНТИЙ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АН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1" calcext:value-type="float">
            <text:p>41</text:p>
          </table:table-cell>
          <table:table-cell office:value-type="string" calcext:value-type="string">
            <text:p>МАН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ДАРХАН-УУЛ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Б.Баттөмө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5">
          <table:covered-table-cell/>
          <table:table-cell office:value-type="float" office:value="44" calcext:value-type="float">
            <text:p>44</text:p>
          </table:table-cell>
          <table:table-cell office:value-type="string" calcext:value-type="string">
            <text:p>Монголбанкны тэргүүн дэд Ерөнхийдөгч асан Б.Жавхла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string" calcext:value-type="string">
            <text:p>Д.Хаянхярваа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3">
            <text:p> ОРХОН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О.Содбилэ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7" calcext:value-type="float">
            <text:p>47</text:p>
          </table:table-cell>
          <table:table-cell office:value-type="string" calcext:value-type="string">
            <text:p>О.Баасанхүү</text:p>
          </table:table-cell>
          <table:table-cell office:value-type="string" calcext:value-type="string">
            <text:p>МАХ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48" calcext:value-type="float">
            <text:p>48</text:p>
          </table:table-cell>
          <table:table-cell office:value-type="string" calcext:value-type="string">
            <text:p>Д.Дамба-Очи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6">
            <text:p>БАЯНЗҮРХ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Д.Оюунхорол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string" calcext:value-type="string">
            <text:p>Ж.Энхбая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1" calcext:value-type="float">
            <text:p>51</text:p>
          </table:table-cell>
          <table:table-cell office:value-type="string" calcext:value-type="string">
            <text:p>Б.Саранчимэ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2" calcext:value-type="float">
            <text:p>52</text:p>
          </table:table-cell>
          <table:table-cell office:value-type="string" calcext:value-type="string">
            <text:p>Батзори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53" calcext:value-type="float">
            <text:p>53</text:p>
          </table:table-cell>
          <table:table-cell office:value-type="string" calcext:value-type="string">
            <text:p>УИХ-ын гишүүн Ж.Батзандан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4" calcext:value-type="float">
            <text:p>54</text:p>
          </table:table-cell>
          <table:table-cell office:value-type="string" calcext:value-type="string">
            <text:p>С.Жавхлан</text:p>
          </table:table-cell>
          <table:table-cell office:value-type="string" calcext:value-type="string">
            <text:p>Бие даагч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4">
            <text:p>ХАН-УУЛ, БАГАХАНГАЙ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Д.Сарангэрэл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56" calcext:value-type="float">
            <text:p>56</text:p>
          </table:table-cell>
          <table:table-cell office:value-type="string" calcext:value-type="string">
            <text:p>Ц.Нямдорж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57" calcext:value-type="float">
            <text:p>57</text:p>
          </table:table-cell>
          <table:table-cell office:value-type="string" calcext:value-type="string">
            <text:p>УИХ-ын гишүүн Л.Болд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58" calcext:value-type="float">
            <text:p>58</text:p>
          </table:table-cell>
          <table:table-cell office:value-type="string" calcext:value-type="string">
            <text:p>УИХ-ын гишүүн Г.Батхүү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4">
            <text:p> СҮХБААТАР,БАГАНУУР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Д.Цогт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Мөнх-Оргил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1" calcext:value-type="float">
            <text:p>61</text:p>
          </table:table-cell>
          <table:table-cell office:value-type="string" calcext:value-type="string">
            <text:p>Сү.Батболд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62" calcext:value-type="float">
            <text:p>62</text:p>
          </table:table-cell>
          <table:table-cell office:value-type="string" calcext:value-type="string">
            <text:p>УИХ-ын гишүүн, сайд  Л.Гантөмөр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4">
            <text:p>ЧИНГЭЛТЭЙ, НАЛАЙХ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Т.Аюурсүрэ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Оюунчимэг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5" calcext:value-type="float">
            <text:p>65</text:p>
          </table:table-cell>
          <table:table-cell office:value-type="string" calcext:value-type="string">
            <text:p> Ө.Энхтүвшин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6" calcext:value-type="float">
            <text:p>66</text:p>
          </table:table-cell>
          <table:table-cell office:value-type="string" calcext:value-type="string">
            <text:p>Д.Ганболд</text:p>
          </table:table-cell>
          <table:table-cell office:value-type="string" calcext:value-type="string">
            <text:p> 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4">
            <text:p>БАЯНГОЛ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Ундраа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8" calcext:value-type="float">
            <text:p>68</text:p>
          </table:table-cell>
          <table:table-cell office:value-type="string" calcext:value-type="string">
            <text:p>Ж.Ган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4">
          <table:covered-table-cell/>
          <table:table-cell office:value-type="float" office:value="69" calcext:value-type="float">
            <text:p>69</text:p>
          </table:table-cell>
          <table:table-cell office:value-type="string" calcext:value-type="string">
            <text:p>УИХ-ын гишүүн С.Эрдэнэ</text:p>
          </table:table-cell>
          <table:table-cell office:value-type="string" calcext:value-type="string">
            <text:p>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70" calcext:value-type="float">
            <text:p>70</text:p>
          </table:table-cell>
          <table:table-cell office:value-type="string" calcext:value-type="string">
            <text:p>Л.Лүндээжанцан</text:p>
          </table:table-cell>
          <table:table-cell office:value-type="string" calcext:value-type="string">
            <text:p> МАН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6">
            <text:p>СОНГИНОХАЙРХАН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Ц.Гарамжав</text:p>
          </table:table-cell>
          <table:table-cell office:value-type="string" calcext:value-type="string">
            <text:p> 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72" calcext:value-type="float">
            <text:p>72</text:p>
          </table:table-cell>
          <table:table-cell office:value-type="string" calcext:value-type="string">
            <text:p>Н.Учрал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73" calcext:value-type="float">
            <text:p>73</text:p>
          </table:table-cell>
          <table:table-cell office:value-type="string" calcext:value-type="string">
            <text:p>Д.Сумъяабаз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2">
          <table:covered-table-cell/>
          <table:table-cell office:value-type="float" office:value="74" calcext:value-type="float">
            <text:p>74</text:p>
          </table:table-cell>
          <table:table-cell office:value-type="string" calcext:value-type="string">
            <text:p>Д.Тэрбишдагва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string" calcext:value-type="string">
            <text:p>Д.Ундармаа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76" calcext:value-type="float">
            <text:p>76</text:p>
          </table:table-cell>
          <table:table-cell office:value-type="string" calcext:value-type="string">
            <text:p>Х.Нямбаатар</text:p>
          </table:table-cell>
          <table:table-cell office:value-type="string" calcext:value-type="string">
            <text:p>МАН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4:43:35.349640536</meta:creation-date>
    <dc:date>2016-07-10T14:49:47.901616942</dc:date>
    <meta:editing-duration>PT6M14S</meta:editing-duration>
    <meta:editing-cycles>1</meta:editing-cycles>
    <meta:generator>LibreOffice/5.1.4.2$Linux_X86_64 LibreOffice_project/10m0$Build-2</meta:generator>
    <meta:document-statistic meta:table-count="1" meta:cell-count="259" meta:object-count="0"/>
  </office:meta>
</office:document-meta>
</file>